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8" office:value-type="string" office:string-value="Contract Notice. Details">
            <text:p>Contract Notice. Details</text:p>
          </table:table-cell>
          <table:table-cell table:style-name="ce8" office:value-type="string" office:string-value=""/>
          <table:table-cell table:style-name="ce8" office:value-type="string" office:string-value="Contract Notice">
            <text:p>Contract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Notice. UBL Version Identifier. Identifier">
            <text:p>Contract Notice. UBL Vers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Notice. Customization Identifier. Identifier">
            <text:p>Contract Notice. Customiza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Notice. Profile Identifier. Identifier">
            <text:p>Contract Notice. Profile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Notice. Profile Execution Identifier. Identifier">
            <text:p>Contract Notice. Profile Execu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Notice. Identifier">
            <text:p>Contract Notice.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Notice. Copy_ Indicator. Indicator">
            <text:p>Contract Notice. Copy_ Indicator. Indicator</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Notice. UUID. Identifier">
            <text:p>Contract Notice. UUID.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Notice. Contract Folder Identifier. Identifier">
            <text:p>Contract Notice. Contract Folder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Notice. Issue Date. Date">
            <text:p>Contract Notice. Issue Date. Dat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Notice. Issue Time. Time">
            <text:p>Contract Notice. Issue Time. Tim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Notice. Note. Text">
            <text:p>Contract Notice. Note.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9" office:string-value="Contract Notice. Requested_ Publication Date. Date">
            <text:p>Contract Notice. Requested_ Publication Date. Date</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Requested">
            <text:p>Requested</text:p>
          </table:table-cell>
          <table:table-cell office:value-type="string" table:style-name="ce9" office:string-value="Publication">
            <text:p>Publication</text:p>
          </table:table-cell>
          <table:table-cell office:value-type="string" table:style-name="ce9" office:string-value="Date">
            <text:p>Date</text:p>
          </table:table-cell>
          <table:table-cell office:value-type="string" table:style-name="ce11" table:formula="of:=IF([.F14]&lt;&gt;&quot;&quot;;CONCATENATE([.F14];&quot; &quot;;[.G14]);[.G14])" office:string-value="Publication Date">
            <text:p>Publicat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requested publication date for this Contract Notice.">
            <text:p>The requested publication date for this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9" office:string-value="Contract Notice. Regulatory Domain. Text">
            <text:p>Contract Notice. Regulatory Domain.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5]&lt;&gt;&quot;&quot;;CONCATENATE([.F15];&quot; &quot;;[.G15]);[.G15])"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10" office:value-type="string" office:string-value="Contract Notice. Frequency_ Period. Period">
            <text:p>Contract Notice. Frequency_ Period. Period</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Frequency">
            <text:p>Frequenc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stimated frequency of future notices.">
            <text:p>The estimated frequency of future not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Contract Notice. Signature">
            <text:p>Contract Notice. Signature</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Contract Notice. Contracting Party">
            <text:p>Contract Notice. Contracting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10" office:value-type="string" office:string-value="Contract Notice. Originator_ Customer Party. Customer Party">
            <text:p>Contract Notice. Originator_ Customer Party. Customer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lly requested the tender.">
            <text:p>A party who originally requested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Contract Notice. Receiver_ Party. Party">
            <text:p>Contract Notice. Receiver_ Party.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10" office:value-type="string" office:string-value="Contract Notice. Tendering Terms">
            <text:p>Contract Notice. Tendering Term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10" office:value-type="string" office:string-value="Contract Notice. Tendering Process">
            <text:p>Contract Notice. Tendering Proces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10" office:value-type="string" office:string-value="Contract Notice. Procurement Project">
            <text:p>Contract Notice. Procurement Projec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10" office:value-type="string" office:string-value="Contract Notice. Procurement Project Lot">
            <text:p>Contract Notice. Procurement Project Lo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